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text-properties fo:font-size="11pt" style:font-size-asian="11pt" style:font-size-complex="11pt"/>
    </style:style>
    <style:style style:name="P2" style:family="paragraph" style:parent-style-name="Horizontal_20_Line">
      <style:text-properties fo:font-size="11pt" style:font-size-asian="11pt" style:font-size-complex="11pt"/>
    </style:style>
    <style:style style:name="P3" style:family="paragraph" style:parent-style-name="Heading_20_2">
      <style:text-properties fo:font-size="11pt" style:font-size-asian="11pt" style:font-size-complex="11pt"/>
    </style:style>
    <style:style style:name="P4" style:family="paragraph" style:parent-style-name="Heading_20_3">
      <style:text-properties fo:font-size="11pt" style:font-size-asian="11pt" style:font-size-complex="11pt"/>
    </style:style>
    <style:style style:name="P5" style:family="paragraph" style:parent-style-name="Text_20_body" style:list-style-name="L1">
      <style:text-properties fo:font-size="11pt" style:font-size-asian="11pt" style:font-size-complex="11pt"/>
    </style:style>
    <style:style style:name="P6" style:family="paragraph" style:parent-style-name="Text_20_body" style:list-style-name="L2">
      <style:text-properties fo:font-size="11pt" style:font-size-asian="11pt" style:font-size-complex="11pt"/>
    </style:style>
    <style:style style:name="P7" style:family="paragraph" style:parent-style-name="Text_20_body" style:list-style-name="L3">
      <style:text-properties fo:font-size="11pt" style:font-size-asian="11pt" style:font-size-complex="11pt"/>
    </style:style>
    <style:style style:name="P8" style:family="paragraph" style:parent-style-name="Text_20_body" style:list-style-name="L4">
      <style:text-properties fo:font-size="11pt" style:font-size-asian="11pt" style:font-size-complex="11pt"/>
    </style:style>
    <style:style style:name="P9" style:family="paragraph" style:parent-style-name="Text_20_body" style:list-style-name="L5">
      <style:text-properties fo:font-size="11pt" style:font-size-asian="11pt" style:font-size-complex="11pt"/>
    </style:style>
    <style:style style:name="P10" style:family="paragraph" style:parent-style-name="Quotations">
      <style:text-properties fo:font-size="11pt" style:font-size-asian="11pt" style:font-size-complex="11pt"/>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2">
      <style:text-properties fo:font-size="11pt" style:font-size-asian="11pt" style:font-size-complex="11pt"/>
    </style:style>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4">
      <style:text-properties fo:font-size="11pt" style:font-size-asian="11pt" style:font-size-complex="11pt"/>
    </style:style>
    <style:style style:name="P22" style:family="paragraph" style:parent-style-name="Text_20_body" style:list-style-name="L15">
      <style:text-properties fo:font-size="11pt" style:font-size-asian="11pt" style:font-size-complex="11pt"/>
    </style:style>
    <style:style style:name="P23" style:family="paragraph" style:parent-style-name="Text_20_body" style:list-style-name="L16"/>
    <style:style style:name="P24" style:family="paragraph" style:parent-style-name="Text_20_body">
      <style:text-properties fo:font-size="11pt" style:font-size-asian="11pt" style:font-size-complex="11pt"/>
    </style:style>
    <style:style style:name="P25" style:family="paragraph" style:parent-style-name="Text_20_body" style:list-style-name="L17">
      <style:text-properties fo:font-size="11pt" style:font-size-asian="11pt" style:font-size-complex="11pt"/>
    </style:style>
    <style:style style:name="P26" style:family="paragraph" style:parent-style-name="Text_20_body">
      <style:paragraph-properties fo:break-before="page"/>
    </style:style>
    <style:style style:name="P27" style:family="paragraph" style:parent-style-name="Text_20_body">
      <style:text-properties fo:font-size="11pt" fo:font-weight="bold" style:font-size-asian="11pt" style:font-weight-asian="bold" style:font-size-complex="11pt" style:font-weight-complex="bold"/>
    </style:style>
    <style:style style:name="P28" style:family="paragraph" style:parent-style-name="Horizontal_20_Line">
      <style:paragraph-properties fo:margin-top="0in" fo:margin-bottom="0.0972in" style:contextual-spacing="false" fo:line-height="115%"/>
      <style:text-properties fo:font-size="11pt" style:font-size-asian="11pt" style:font-size-complex="11pt"/>
    </style:style>
    <style:style style:name="P29" style:family="paragraph" style:parent-style-name="Text_20_body">
      <style:paragraph-properties fo:break-before="page"/>
      <style:text-properties fo:font-size="11pt" style:font-size-asian="11pt" style:font-size-complex="11pt"/>
    </style:style>
    <style:style style:name="P30" style:family="paragraph" style:parent-style-name="Text_20_body" style:list-style-name="L18">
      <style:text-properties fo:font-size="11pt" style:font-size-asian="11pt" style:font-size-complex="11pt"/>
    </style:style>
    <style:style style:name="P31" style:family="paragraph" style:parent-style-name="Text_20_body" style:list-style-name="L19"/>
    <style:style style:name="P32" style:family="paragraph" style:parent-style-name="Text_20_body" style:list-style-name="L19">
      <style:text-properties fo:font-size="11pt" style:font-size-asian="11pt" style:font-size-complex="11pt"/>
    </style:style>
    <style:style style:name="P33" style:family="paragraph" style:parent-style-name="Text_20_body" style:list-style-name="L20"/>
    <style:style style:name="P34" style:family="paragraph" style:parent-style-name="Text_20_body" style:list-style-name="L21"/>
    <style:style style:name="P35" style:family="paragraph" style:parent-style-name="Standard">
      <style:paragraph-properties fo:break-before="page"/>
      <style:text-properties fo:font-size="11pt" officeooo:paragraph-rsid="001deccb" style:font-size-asian="11pt" style:font-size-complex="11pt"/>
    </style:style>
    <style:style style:name="P36" style:family="paragraph" style:parent-style-name="Heading_20_6">
      <style:text-properties fo:font-size="11pt" style:font-size-asian="11pt" style:font-size-complex="11pt"/>
    </style:style>
    <style:style style:name="P37" style:family="paragraph" style:parent-style-name="Horizontal_20_Line">
      <style:text-properties fo:font-size="11pt" fo:font-weight="bold" style:font-size-asian="11pt" style:font-weight-asian="bold" style:font-size-complex="11pt" style:font-weight-complex="bold"/>
    </style:style>
    <style:style style:name="P38" style:family="paragraph" style:parent-style-name="Text_20_body" style:list-style-name="L22">
      <style:text-properties fo:font-size="11pt" style:font-size-asian="11pt" style:font-size-complex="11pt"/>
    </style:style>
    <style:style style:name="P39" style:family="paragraph" style:parent-style-name="Standard">
      <style:text-properties fo:font-size="11pt" officeooo:paragraph-rsid="001deccb" style:font-size-asian="11pt" style:font-size-complex="11pt"/>
    </style:style>
    <style:style style:name="P40" style:family="paragraph" style:parent-style-name="Standard">
      <style:text-properties fo:font-size="11pt" fo:font-weight="bold" officeooo:paragraph-rsid="001deccb" style:font-size-asian="11pt" style:font-weight-asian="bold" style:font-size-complex="11pt" style:font-weight-complex="bold"/>
    </style:style>
    <style:style style:name="P41" style:family="paragraph" style:parent-style-name="Text_20_body" style:list-style-name="L23">
      <style:text-properties fo:font-size="11pt" style:font-size-asian="11pt" style:font-size-complex="11pt"/>
    </style:style>
    <style:style style:name="P42" style:family="paragraph" style:parent-style-name="Text_20_body" style:list-style-name="L24">
      <style:text-properties fo:font-size="11pt" style:font-size-asian="11pt" style:font-size-complex="11pt"/>
    </style:style>
    <style:style style:name="P43" style:family="paragraph" style:parent-style-name="Text_20_body" style:list-style-name="L25">
      <style:text-properties fo:font-size="11pt" style:font-size-asian="11pt" style:font-size-complex="11pt"/>
    </style:style>
    <style:style style:name="P44" style:family="paragraph" style:parent-style-name="Text_20_body" style:list-style-name="L26">
      <style:text-properties fo:font-size="11pt" style:font-size-asian="11pt" style:font-size-complex="11pt"/>
    </style:style>
    <style:style style:name="P45" style:family="paragraph" style:parent-style-name="Text_20_body" style:list-style-name="L27">
      <style:text-properties fo:font-size="11pt" style:font-size-asian="11pt" style:font-size-complex="11pt"/>
    </style:style>
    <style:style style:name="P46" style:family="paragraph" style:parent-style-name="Text_20_body" style:list-style-name="L28">
      <style:text-properties fo:font-size="11pt" style:font-size-asian="11pt" style:font-size-complex="11pt"/>
    </style:style>
    <style:style style:name="P47" style:family="paragraph" style:parent-style-name="Text_20_body" style:list-style-name="L29">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1pt" fo:font-weight="normal" style:font-size-asian="11pt" style:font-weight-asian="normal" style:font-size-complex="11pt"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1965in" text:min-label-width="0.1965in"/>
      </text:list-level-style-number>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0.1965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e a Microservices Architecture as the strategic choice for the new e-commerce platform. Justify the choice by explaining key long-term benefits like independent deployment and independent scaling. Acknowledge the significant challenges of microservices, such as the complexity of a distributed system.</text:p>
      <text:h text:style-name="Heading_20_1" text:outline-level="1"><text:span text:style-name="T1">Proposal: Adopt a </text:span><text:span text:style-name="Strong_20_Emphasis"><text:span text:style-name="T1">Microservices Architecture</text:span></text:span><text:span text:style-name="T1"> for the new e-commerce platform</text:span></text:h>
      <text:p text:style-name="Text_20_body"><text:span text:style-name="T1">Short answer: </text:span><text:span text:style-name="Strong_20_Emphasis"><text:span text:style-name="T1">Yes — choose microservices</text:span></text:span><text:span text:style-name="T1"> as the strategic architecture if the product roadmap expects rapid feature velocity, independent team ownership, variable load across capabilities, and long-term maintainability. Below I explain the key long-term benefits (independent deployment, independent scaling, and more), then I honestly outline the important challenges and mitigation strategies so leadership can make an informed decision.</text:span></text:p>
      <text:p text:style-name="P2"/>
      <text:h text:style-name="P3" text:outline-level="2">Why microservices — the core strategic benefits</text:h>
      <text:h text:style-name="P4" text:outline-level="3">1. Independent deployment → faster delivery, lower risk</text:h>
      <text:list text:style-name="L1">
        <text:list-item>
          <text:p text:style-name="P5">Each bounded capability (catalog, cart, checkout, payments, search, user profile, recommendations, inventory, shipping) is its own deployable service.</text:p>
        </text:list-item>
        <text:list-item>
          <text:p text:style-name="P5">Teams can release features, fixes, or experiments for one capability without redeploying unrelated services → drastically reduces blast radius and speeds time-to-market.</text:p>
        </text:list-item>
        <text:list-item>
          <text:p text:style-name="P5">Enables canary/blue-green/feature-flag strategies per service, improving safety for continuous delivery.</text:p>
        </text:list-item>
      </text:list>
      <text:h text:style-name="P4" text:outline-level="3">2. Independent scaling → cost efficiency and resilience</text:h>
      <text:list text:style-name="L2">
        <text:list-item>
          <text:p text:style-name="P6">Scale only the services that need it (e.g., checkout and payment during sales) instead of scaling a monolith entirely.</text:p>
        </text:list-item>
        <text:list-item>
          <text:p text:style-name="P6">Enables right-sizing compute and storage for different performance profiles (CPU bound, memory bound, I/O bound).</text:p>
        </text:list-item>
        <text:list-item>
          <text:p text:style-name="P6">Improves resiliency: if a non-critical service is overloaded or degraded, core purchase flows can remain functional with circuit breakers and graceful degradation.</text:p>
        </text:list-item>
      </text:list>
      <text:h text:style-name="P4" text:outline-level="3">3. Technology &amp; team autonomy → higher productivity &amp; better fit for purpose</text:h>
      <text:list text:style-name="L3">
        <text:list-item>
          <text:p text:style-name="P7">Different services can use the best tool for the job (e.g., search in a specialized engine, recommendations in Python ML service, transactional services in .NET/C# per your expertise).</text:p>
        </text:list-item>
        <text:list-item>
          <text:p text:style-name="P7">Teams can own services end-to-end (code + infra + metrics), promoting domain ownership and faster decision making.</text:p>
        </text:list-item>
        <text:list-item>
          <text:p text:style-name="P7">Smaller codebases are easier to reason about, review, and onboard new engineers.</text:p>
        </text:list-item>
      </text:list>
      <text:h text:style-name="P4" text:outline-level="3">4. Architectural evolution &amp; modularity → future-proofing</text:h>
      <text:list text:style-name="L4">
        <text:list-item>
          <text:p text:style-name="P8">New features and third-party integrations can be added as new services with minimal disruption.</text:p>
        </text:list-item>
        <text:list-item>
          <text:p text:style-name="P8">Allows incremental modernization — you can rewrite or replace a service without rewriting the whole platform.</text:p>
        </text:list-item>
      </text:list>
      <text:h text:style-name="P4" text:outline-level="3"><text:soft-page-break/>5. Operational advantages (when mature)</text:h>
      <text:list text:style-name="L5">
        <text:list-item>
          <text:p text:style-name="P9">Better observability granularity (per-service metrics, traces, logs) → faster debugging.</text:p>
        </text:list-item>
        <text:list-item>
          <text:p text:style-name="P9">More flexible release cadences for B2B features vs. consumer features.</text:p>
        </text:list-item>
        <text:list-item>
          <text:p text:style-name="P9">Easier to implement multi-region or multi-cloud deployments for availability and latency optimizations.</text:p>
        </text:list-item>
      </text:list>
      <text:p text:style-name="P2"/>
      <text:h text:style-name="P3" text:outline-level="2">Significant challenges (be honest) — and how to mitigate them</text:h>
      <text:p text:style-name="P10">Microservices buy long-term agility at the cost of distributed systems complexity. Expect upfront investment.</text:p>
      <text:h text:style-name="P4" text:outline-level="3">1. Complexity of a distributed system</text:h>
      <text:list text:style-name="L6">
        <text:list-item>
          <text:p text:style-name="P11"><text:span text:style-name="Strong_20_Emphasis"><text:span text:style-name="T1">Problems:</text:span></text:span><text:span text:style-name="T1"> network failures, partial failures, retries, eventual consistency, debugging across service boundaries.</text:span></text:p>
        </text:list-item>
        <text:list-item>
          <text:p text:style-name="P11"><text:span text:style-name="Strong_20_Emphasis"><text:span text:style-name="T1">Mitigation:</text:span></text:span><text:span text:style-name="T1"> adopt robust patterns — timeouts, retries with backoff, circuit breakers, idempotency, bulkheads. Invest in distributed tracing (OpenTelemetry), structured logs, and correlation IDs from day one.</text:span></text:p>
        </text:list-item>
      </text:list>
      <text:h text:style-name="P4" text:outline-level="3">2. Data consistency &amp; transactions</text:h>
      <text:list text:style-name="L7">
        <text:list-item>
          <text:p text:style-name="P12"><text:span text:style-name="Strong_20_Emphasis"><text:span text:style-name="T1">Problems:</text:span></text:span><text:span text:style-name="T1"> cross-service ACID transactions are hard.</text:span></text:p>
        </text:list-item>
        <text:list-item>
          <text:p text:style-name="P12"><text:span text:style-name="Strong_20_Emphasis"><text:span text:style-name="T1">Mitigation:</text:span></text:span><text:span text:style-name="T1"> design around </text:span><text:span text:style-name="Strong_20_Emphasis"><text:span text:style-name="T1">saga patterns</text:span></text:span><text:span text:style-name="T1"> (orchestrated/choreographed workflows), use event sourcing for auditability where appropriate, and prefer domain events for eventual consistency. Keep the number of cross-service transactional boundaries small for critical flows.</text:span></text:p>
        </text:list-item>
      </text:list>
      <text:h text:style-name="P4" text:outline-level="3">3. Increased operational overhead</text:h>
      <text:list text:style-name="L8">
        <text:list-item>
          <text:p text:style-name="P13"><text:span text:style-name="Strong_20_Emphasis"><text:span text:style-name="T1">Problems:</text:span></text:span><text:span text:style-name="T1"> more services → more CI/CD pipelines, infra, monitoring, cost of running.</text:span></text:p>
        </text:list-item>
        <text:list-item>
          <text:p text:style-name="P13"><text:span text:style-name="Strong_20_Emphasis"><text:span text:style-name="T1">Mitigation:</text:span></text:span><text:span text:style-name="T1"> leverage platform automation — Kubernetes for runtime, Helm/Flux/ArgoCD for GitOps, a shared service template/SDK to standardize observability, logging, health checks, and config. Use managed cloud services (RDS, managed Kafka, managed Redis) where it reduces toil.</text:span></text:p>
        </text:list-item>
      </text:list>
      <text:h text:style-name="P4" text:outline-level="3">4. Testing &amp; local development complexity</text:h>
      <text:list text:style-name="L9">
        <text:list-item>
          <text:p text:style-name="P14"><text:span text:style-name="Strong_20_Emphasis"><text:span text:style-name="T1">Problems:</text:span></text:span><text:span text:style-name="T1"> integration testing across services, local environment reproducibility.</text:span></text:p>
        </text:list-item>
        <text:list-item>
          <text:p text:style-name="P14"><text:span text:style-name="Strong_20_Emphasis"><text:span text:style-name="T1">Mitigation:</text:span></text:span><text:span text:style-name="T1"> strong contract testing strategy (e.g., Pact), end-to-end environments, and developer tooling (local compose setups, service virtualization, test harnesses).</text:span></text:p>
        </text:list-item>
      </text:list>
      <text:h text:style-name="P4" text:outline-level="3">5. Operational security &amp; networking</text:h>
      <text:list text:style-name="L10">
        <text:list-item>
          <text:p text:style-name="P15"><text:span text:style-name="Strong_20_Emphasis"><text:span text:style-name="T1">Problems:</text:span></text:span><text:span text:style-name="T1"> more attack surface, secure service-to-service communication required.</text:span></text:p>
        </text:list-item>
        <text:list-item>
          <text:p text:style-name="P15"><text:span text:style-name="Strong_20_Emphasis"><text:span text:style-name="T1">Mitigation:</text:span></text:span><text:span text:style-name="T1"> API gateway + mTLS/service mesh for mutual authentication (Istio/linkerd), centralized identity management (OAuth2/OpenID Connect), per-service authz, secrets management (Vault / cloud secret manager), and strict network policies.</text:span></text:p>
        </text:list-item>
      </text:list>
      <text:h text:style-name="P4" text:outline-level="3"><text:soft-page-break/>6. Organizational and team requirements</text:h>
      <text:list text:style-name="L11">
        <text:list-item>
          <text:p text:style-name="P16"><text:span text:style-name="Strong_20_Emphasis"><text:span text:style-name="T1">Problems:</text:span></text:span><text:span text:style-name="T1"> microservices demand mature cross-functional teams and SRE/Platform capabilities.</text:span></text:p>
        </text:list-item>
        <text:list-item>
          <text:p text:style-name="P16"><text:span text:style-name="Strong_20_Emphasis"><text:span text:style-name="T1">Mitigation:</text:span></text:span><text:span text:style-name="T1"> reorganize around products/domains (two-pizza teams), establish a Platform/SRE team to provide shared infra, CI/CD, and observability as self-service.</text:span></text:p>
        </text:list-item>
      </text:list>
      <text:p text:style-name="P2"/>
      <text:h text:style-name="P3" text:outline-level="2">Recommended architecture sketch (high level)</text:h>
      <text:list text:style-name="L12">
        <text:list-item>
          <text:p text:style-name="P17"><text:span text:style-name="Strong_20_Emphasis"><text:span text:style-name="T1">API Gateway / Edge</text:span></text:span><text:span text:style-name="T1">: single entry point for clients; handles routing, auth, rate limiting, TLS termination, WAF.</text:span></text:p>
        </text:list-item>
        <text:list-item>
          <text:p text:style-name="P17"><text:span text:style-name="Strong_20_Emphasis"><text:span text:style-name="T1">BFFs (optional)</text:span></text:span><text:span text:style-name="T1">: per-client Backend-For-Frontends for web/mobile if client needs diverge.</text:span></text:p>
        </text:list-item>
        <text:list-item>
          <text:p text:style-name="P17"><text:span text:style-name="Strong_20_Emphasis"><text:span text:style-name="T1">Microservices</text:span></text:span><text:span text:style-name="T1"> (examples):</text:span></text:p>
          <text:list>
            <text:list-item>
              <text:p text:style-name="P18">Catalog Service (search integration)</text:p>
            </text:list-item>
            <text:list-item>
              <text:p text:style-name="P18">Product Details Service</text:p>
            </text:list-item>
            <text:list-item>
              <text:p text:style-name="P18">Cart Service</text:p>
            </text:list-item>
            <text:list-item>
              <text:p text:style-name="P18">Checkout / Order Service</text:p>
            </text:list-item>
            <text:list-item>
              <text:p text:style-name="P18">Payment Service (PCI scope isolation; often a thin service calling external PSP)</text:p>
            </text:list-item>
            <text:list-item>
              <text:p text:style-name="P18">Inventory Service</text:p>
            </text:list-item>
            <text:list-item>
              <text:p text:style-name="P18">Pricing &amp; Promotions Service</text:p>
            </text:list-item>
            <text:list-item>
              <text:p text:style-name="P18">User / Account Service</text:p>
            </text:list-item>
            <text:list-item>
              <text:p text:style-name="P18">Reviews &amp; Ratings Service</text:p>
            </text:list-item>
            <text:list-item>
              <text:p text:style-name="P18">Recommendations &amp; Personalization Service (separate ML infra)</text:p>
            </text:list-item>
            <text:list-item>
              <text:p text:style-name="P18">Shipping &amp; Fulfillment Service</text:p>
            </text:list-item>
            <text:list-item>
              <text:p text:style-name="P18">Notification Service (email, SMS, push)</text:p>
            </text:list-item>
          </text:list>
        </text:list-item>
        <text:list-item>
          <text:p text:style-name="P17"><text:span text:style-name="Strong_20_Emphasis"><text:span text:style-name="T1">Data storage per service</text:span></text:span><text:span text:style-name="T1">: each service owns its own database (polyglot persistence as needed). Avoid shared schema.</text:span></text:p>
        </text:list-item>
        <text:list-item>
          <text:p text:style-name="P17"><text:span text:style-name="Strong_20_Emphasis"><text:span text:style-name="T1">Event backbone</text:span></text:span><text:span text:style-name="T1">: an event bus (Kafka / Pulsar / managed alternative) for domain events, async integrations, and eventual consistency.</text:span></text:p>
        </text:list-item>
        <text:list-item>
          <text:p text:style-name="P17"><text:span text:style-name="Strong_20_Emphasis"><text:span text:style-name="T1">Caching layer</text:span></text:span><text:span text:style-name="T1">: Redis/ElastiCache per-service caching for hot reads (catalog, sessions).</text:span></text:p>
        </text:list-item>
        <text:list-item>
          <text:p text:style-name="P17"><text:span text:style-name="Strong_20_Emphasis"><text:span text:style-name="T1">Search</text:span></text:span><text:span text:style-name="T1">: Elastic/Opensearch or managed search for product discovery.</text:span></text:p>
        </text:list-item>
        <text:list-item>
          <text:p text:style-name="P17"><text:span text:style-name="Strong_20_Emphasis"><text:span text:style-name="T1">Service Mesh</text:span></text:span><text:span text:style-name="T1">: optional but recommended for advanced traffic management, mTLS, observability.</text:span></text:p>
        </text:list-item>
        <text:list-item>
          <text:p text:style-name="P17"><text:span text:style-name="Strong_20_Emphasis"><text:span text:style-name="T1">CI/CD</text:span></text:span><text:span text:style-name="T1">: pipeline per service (build, unit tests, contract tests, integration tests, canary deploy).</text:span></text:p>
        </text:list-item>
        <text:list-item>
          <text:p text:style-name="P17"><text:span text:style-name="Strong_20_Emphasis"><text:span text:style-name="T1">Observability</text:span></text:span><text:span text:style-name="T1">: metrics (Prometheus), tracing (OpenTelemetry + Jaeger), logs (centralized ELK/Datadog), alerts (PagerDuty).</text:span></text:p>
        </text:list-item>
        <text:list-item>
          <text:p text:style-name="P17"><text:soft-page-break/><text:span text:style-name="Strong_20_Emphasis"><text:span text:style-name="T1">Platform infra</text:span></text:span><text:span text:style-name="T1">: Kubernetes + managed services or fully managed serverless for specific low-ops services.</text:span></text:p>
        </text:list-item>
      </text:list>
      <text:p text:style-name="P2"/>
      <text:h text:style-name="P3" text:outline-level="2">Design principles &amp; patterns to follow</text:h>
      <text:list text:style-name="L13">
        <text:list-item>
          <text:p text:style-name="P19"><text:span text:style-name="Strong_20_Emphasis"><text:span text:style-name="T1">Bounded contexts</text:span></text:span><text:span text:style-name="T1">: model services around business domains (not technical layers).</text:span></text:p>
        </text:list-item>
        <text:list-item>
          <text:p text:style-name="P19"><text:span text:style-name="Strong_20_Emphasis"><text:span text:style-name="T1">Smart endpoints, dumb pipes</text:span></text:span><text:span text:style-name="T1">: keep business logic in services; use events/messages for integration.</text:span></text:p>
        </text:list-item>
        <text:list-item>
          <text:p text:style-name="P19"><text:span text:style-name="Strong_20_Emphasis"><text:span text:style-name="T1">API contracts + versioning</text:span></text:span><text:span text:style-name="T1">: explicit contract tests and semantic versioning for APIs.</text:span></text:p>
        </text:list-item>
        <text:list-item>
          <text:p text:style-name="P19"><text:span text:style-name="Strong_20_Emphasis"><text:span text:style-name="T1">Idempotency &amp; defensive programming</text:span></text:span><text:span text:style-name="T1">: required for payment/checkout flows.</text:span></text:p>
        </text:list-item>
        <text:list-item>
          <text:p text:style-name="P19"><text:span text:style-name="Strong_20_Emphasis"><text:span text:style-name="T1">Backpressure &amp; graceful degradation</text:span></text:span><text:span text:style-name="T1">: ensure non-critical services don’t bring down critical flows.</text:span></text:p>
        </text:list-item>
        <text:list-item>
          <text:p text:style-name="P19"><text:span text:style-name="Strong_20_Emphasis"><text:span text:style-name="T1">Security by design</text:span></text:span><text:span text:style-name="T1">: least privilege, encrypted data in motion &amp; at rest, token-based auth.</text:span></text:p>
        </text:list-item>
      </text:list>
      <text:p text:style-name="P2"/>
      <text:h text:style-name="P3" text:outline-level="2">Migration / rollout strategy (if starting from existing monolith)</text:h>
      <text:list text:style-name="L14">
        <text:list-item>
          <text:p text:style-name="P20"><text:span text:style-name="T1">Start with </text:span><text:span text:style-name="Strong_20_Emphasis"><text:span text:style-name="T1">strangling</text:span></text:span><text:span text:style-name="T1"> the monolith: extract one business capability first (e.g., Catalog or Checkout) behind the API Gateway.</text:span></text:p>
        </text:list-item>
        <text:list-item>
          <text:p text:style-name="P21">Keep a central event bus for newly emitted domain events; gradually move producers/consumers.</text:p>
        </text:list-item>
        <text:list-item>
          <text:p text:style-name="P21">Define a minimal platform (CI, tracing, logging) first so early services use the ops standards.</text:p>
        </text:list-item>
        <text:list-item>
          <text:p text:style-name="P21">Iterate: extract the highest ROI domains first (those with frequent change or independent scaling needs).</text:p>
        </text:list-item>
      </text:list>
      <text:p text:style-name="P2"/>
      <text:h text:style-name="Heading_20_2" text:outline-level="2"><text:span text:style-name="T1">When microservices may </text:span><text:span text:style-name="Strong_20_Emphasis"><text:span text:style-name="T1">not</text:span></text:span><text:span text:style-name="T1"> be the right choice</text:span></text:h>
      <text:list text:style-name="L15">
        <text:list-item>
          <text:p text:style-name="P22">If the product is an MVP with a small team, low expected scale, or needs to validate product-market fit quickly — a modular monolith (well-structured, modular codebase with internal boundaries) can be a better first step. You can evolve a modular monolith into microservices later with fewer regrets.</text:p>
        </text:list-item>
      </text:list>
      <text:p text:style-name="P2"/>
      <text:h text:style-name="P3" text:outline-level="2">Cost considerations (short vs long term)</text:h>
      <text:list text:style-name="L16">
        <text:list-item>
          <text:p text:style-name="P23"><text:span text:style-name="Strong_20_Emphasis"><text:span text:style-name="T1">Short term:</text:span></text:span><text:span text:style-name="T1"> higher engineering &amp; infra cost (platform work, SRE).</text:span></text:p>
        </text:list-item>
        <text:list-item>
          <text:p text:style-name="P23"><text:span text:style-name="Strong_20_Emphasis"><text:span text:style-name="T1">Long term:</text:span></text:span><text:span text:style-name="T1"> lower incremental cost to deliver features, better ability to scale selectively, reduced coordination bottlenecks — especially beneficial for a product expected to grow and diversify.</text:span></text:p>
        </text:list-item>
      </text:list>
      <text:p text:style-name="P2"/>
      <text:h text:style-name="P3" text:outline-level="2">Executive summary / recommendation</text:h>
      <text:p text:style-name="P24">Choose microservices if your organization expects:</text:p>
      <text:list text:style-name="L17">
        <text:list-item>
          <text:p text:style-name="P25"><text:soft-page-break/>multiple cross-functional teams working concurrently,</text:p>
        </text:list-item>
        <text:list-item>
          <text:p text:style-name="P25">high release frequency,</text:p>
        </text:list-item>
        <text:list-item>
          <text:p text:style-name="P25">variable scaling needs across capabilities,</text:p>
        </text:list-item>
        <text:list-item>
          <text:p text:style-name="P25">and a multi-year roadmap requiring continuous evolution and third-party integrations.</text:p>
        </text:list-item>
      </text:list>
      <text:p text:style-name="P24"/>
      <text:p text:style-name="P26"><text:span text:style-name="T1">Plan for an</text:span><text:span text:style-name="T2"> </text:span><text:span text:style-name="Strong_20_Emphasis"><text:span text:style-name="T2">investment in platform and SRE</text:span></text:span><text:span text:style-name="T2">,</text:span><text:span text:style-name="T1"> adopt solid engineering patterns (sagas, retries, observability), and start by extracting the highest-value bounded contexts while maintaining a disciplined contract and testing strategy. If you need, I can now produce a concrete service decomposition diagram, a migration roadmap (phased milestones + timelines), or a sample CI/CD + Kubernetes manifest template tailored to your .NET/Angular stack. Propose Distributed Caching with Redis as the solution to the performance problem and justify why a distributed cache is necessary for a scaled microservice. Explain that you've implemented the Cache-Aside pattern for read operations (GetBasket). Describe how you used the Decorator/Proxy pattern (with the Scrutor library) to add caching behavior transparently, keeping the core BasketRepository clean. Explain that you used Docker Compose to run both the PostgreSQL database and the Redis cache locally for a consistent developer environment.</text:span></text:p>
      <text:p text:style-name="P24"/>
      <text:p text:style-name="P27">Here’s a structured draft you could use to present your solution:</text:p>
      <text:p text:style-name="P28"/>
      <text:p text:style-name="P24">To address the performance issues we observed as our microservice scaled, I proposed introducing <text:span text:style-name="Strong_20_Emphasis">distributed caching with Redis</text:span>. A distributed cache is necessary in this context because local, in-memory caching does not scale well across multiple service instances. With a distributed cache, all instances of the Basket microservice can share and reuse cached data consistently, avoiding redundant database queries and reducing load on the PostgreSQL backend.</text:p>
      <text:p text:style-name="P24">For <text:span text:style-name="Strong_20_Emphasis">read operations (GetBasket)</text:span>, I implemented the <text:span text:style-name="Strong_20_Emphasis">Cache-Aside pattern</text:span>. In this approach, the application first checks Redis for the requested basket. If the basket is found, it’s returned immediately, minimizing latency. If it’s not found, the repository fetches it from PostgreSQL, and the result is then written back into Redis for future requests. This keeps the cache up-to-date and ensures we only hit the database when necessary.</text:p>
      <text:p text:style-name="P24">To integrate caching cleanly, I applied the <text:span text:style-name="Strong_20_Emphasis">Decorator/Proxy pattern</text:span> using the <text:span text:style-name="Strong_20_Emphasis">Scrutor library</text:span>. This allowed me to add caching behavior transparently to the <text:span text:style-name="Source_20_Text">BasketRepository</text:span> without polluting its core logic. The repository itself remains focused solely on database access, while the caching decorator intercepts read requests, checks Redis, and delegates to the repository only when needed. This separation of concerns improves maintainability and makes it easy to evolve caching strategies independently.</text:p>
      <text:p text:style-name="P24">Finally, for local development, I set up both <text:span text:style-name="Strong_20_Emphasis">PostgreSQL and Redis via Docker Compose</text:span>. This ensures a consistent developer environment where every team member can run the same stack with minimal setup effort. Running both services in containers makes testing caching behavior straightforward and mirrors production more closely than relying solely on in-memory or file-based mocks.</text:p>
      <text:p text:style-name="P24"/>
      <text:p text:style-name="P29">We selected <text:span text:style-name="Strong_20_Emphasis">Vertical Slice Architecture</text:span> as the backbone of this microservices platform because it provides a natural fit for organizing services around <text:span text:style-name="Strong_20_Emphasis">features instead of technical layers</text:span>. In traditional layered architectures, business logic is often scattered across controllers, services, and repositories, which makes it harder to track where a feature begins and ends. Vertical slices, by contrast, bundle all the elements of a feature—API endpoint, business rules, and persistence—in one place. This makes it much easier to locate and modify related code when requirements evolve, reducing the cognitive overhead for developers. For microservices, where teams may own different services, this model ensures high cohesion and clear boundaries that improve both <text:span text:style-name="Strong_20_Emphasis">autonomy</text:span> and <text:span text:style-name="Strong_20_Emphasis">independent deployability</text:span>.</text:p>
      <text:p text:style-name="P24">A critical part of this architecture is the use of <text:span text:style-name="Strong_20_Emphasis">CQRS (Command Query Responsibility Segregation) with MediatR</text:span>. With CQRS, we separate operations that <text:span text:style-name="Strong_20_Emphasis">change state</text:span> (commands) from those that <text:span text:style-name="Strong_20_Emphasis">read state</text:span> (queries). This separation provides several benefits for scalability:</text:p>
      <text:list text:style-name="L18">
        <text:list-item>
          <text:p text:style-name="P30"><text:span text:style-name="Strong_20_Emphasis">Optimized data handling:</text:span> Reads and writes can evolve independently, allowing us to fine-tune performance (e.g., caching strategies for queries, event-driven consistency for commands).</text:p>
        </text:list-item>
        <text:list-item>
          <text:p text:style-name="P30"><text:span text:style-name="Strong_20_Emphasis">Reduced coupling:</text:span> Handlers encapsulate the business logic, so controllers remain extremely thin. Adding or modifying business rules does not require touching the API endpoint definition.</text:p>
        </text:list-item>
        <text:list-item>
          <text:p text:style-name="P30"><text:span text:style-name="Strong_20_Emphasis">Asynchronous expansion:</text:span> As the system grows, commands can be handled asynchronously or routed to specialized services without changing the public API. This makes it straightforward to introduce features like event sourcing, distributed transactions, or message brokers in the future.</text:p>
        </text:list-item>
        <text:list-item>
          <text:p text:style-name="P30"><text:span text:style-name="Strong_20_Emphasis">Testability at scale:</text:span> Handlers are isolated units that can be tested independently from controllers or infrastructure. This becomes increasingly important in microservices, where regression risk grows as services multiply.</text:p>
        </text:list-item>
      </text:list>
      <text:p text:style-name="P24">MediatR acts as the mediator between the API and business logic, enforcing the principle that <text:span text:style-name="Strong_20_Emphasis">endpoints know nothing about how work gets done</text:span>—they simply forward requests. This decoupling improves maintainability: when requirements change, developers can swap out or refactor handlers without breaking the API surface. As more developers join the project or more microservices are added, this consistency lowers the barrier to onboarding and prevents accidental architectural drift.</text:p>
      <text:p text:style-name="P24">Some might argue that Vertical Slice + CQRS + MediatR could be “over-engineering,” especially for simple services. However, the <text:span text:style-name="Strong_20_Emphasis">incremental cost is minimal</text:span>—each slice is only as complex as the feature it supports, and the patterns introduce no unnecessary layers. The real payoff is in how this sets a <text:span text:style-name="Strong_20_Emphasis">scalable and repeatable pattern</text:span>. As features grow more complex—such as requiring domain events, background processing, or specialized read models—the architecture is already prepared to accommodate them without disruptive rewrites. This prevents architectural debt and avoids the “big rewrite” problem that often plagues projects that start simple but grow beyond the limits of their original design.</text:p>
      <text:p text:style-name="P24">Finally, we incorporated <text:span text:style-name="Strong_20_Emphasis">Minimal APIs with Carter</text:span> to streamline endpoint definition and cut boilerplate. Minimal APIs keep the top-level API layer extremely lean, while Carter provides a clean and organized way to group endpoints by feature. This not only complements Vertical Slice Architecture but also makes the service more approachable to developers by reducing ceremony and highlighting the intent of each endpoint.</text:p>
      <text:p text:style-name="P24">Taken together, these choices—Vertical Slice Architecture, CQRS with MediatR, and Minimal APIs with Carter—strike a balance between <text:span text:style-name="Strong_20_Emphasis">simplicity today</text:span> and <text:span text:style-name="Strong_20_Emphasis">scalability tomorrow</text:span>. They give the team a consistent, maintainable pattern that avoids bottlenecks as the system and team grow, ensuring that services remain coherent, testable, and ready for future demands.</text:p>
      <text:p text:style-name="P24"/>
      <text:p text:style-name="P29">The lecture focuses on two main types of microservices communication: synchronous and asynchronous.</text:p>
      <text:list text:style-name="L19">
        <text:list-item>
          <text:list>
            <text:list-item>
              <text:p text:style-name="P31"><text:span text:style-name="Strong_20_Emphasis"><text:span text:style-name="T1">Synchronous Communication</text:span></text:span><text:span text:style-name="T1">:</text:span></text:p>
              <text:list>
                <text:list-item>
                  <text:p text:style-name="P32">Utilizes protocols like HTTP or gRPC.</text:p>
                </text:list-item>
                <text:list-item>
                  <text:p text:style-name="P32">The client sends a request and waits for a response, blocking its thread until the server replies.</text:p>
                </text:list-item>
                <text:list-item>
                  <text:p text:style-name="P32">Key Characteristics:</text:p>
                  <text:list>
                    <text:list-item>
                      <text:p text:style-name="P32">The client cannot perform other tasks until it receives the response.</text:p>
                    </text:list-item>
                    <text:list-item>
                      <text:p text:style-name="P32">There are advantages and disadvantages to consider when using this approach.</text:p>
                    </text:list-item>
                  </text:list>
                </text:list-item>
              </text:list>
            </text:list-item>
            <text:list-item>
              <text:p text:style-name="P31"><text:span text:style-name="Strong_20_Emphasis"><text:span text:style-name="T1">Asynchronous Communication</text:span></text:span><text:span text:style-name="T1">:</text:span></text:p>
              <text:list>
                <text:list-item>
                  <text:p text:style-name="P32">Allows the client to send a request without waiting for a response.</text:p>
                </text:list-item>
                <text:list-item>
                  <text:p text:style-name="P32">The client can continue processing other tasks, enhancing flexibility.</text:p>
                </text:list-item>
                <text:list-item>
                  <text:p text:style-name="P32">Commonly implemented using message broker systems like Kafka and RabbitMQ, often utilizing protocols such as AMQP.</text:p>
                </text:list-item>
                <text:list-item>
                  <text:p text:style-name="P32">This approach allows messages to be sent and consumed in a non-blocking manner.</text:p>
                </text:list-item>
              </text:list>
            </text:list-item>
          </text:list>
        </text:list-item>
      </text:list>
      <text:p text:style-name="P24"/>
      <text:p text:style-name="P24">This lecture focuses on synchronous communication within microservices. Here are the main takeaways:</text:p>
      <text:list text:style-name="L20">
        <text:list-item>
          <text:p text:style-name="P33"><text:span text:style-name="Strong_20_Emphasis"><text:span text:style-name="T1">Definition of Synchronous Communication</text:span></text:span><text:span text:style-name="T1">: It involves the client sending a request through HTTP protocols and waiting for a response from the service.</text:span></text:p>
        </text:list-item>
        <text:list-item>
          <text:p text:style-name="P33"><text:span text:style-name="Strong_20_Emphasis"><text:span text:style-name="T1">Primary Protocols</text:span></text:span><text:span text:style-name="T1">: The lecture mainly discusses HTTP and HTTPS for synchronous communication, along with extending options like gRPC and GraphQL.</text:span></text:p>
        </text:list-item>
        <text:list-item>
          <text:p text:style-name="P33"><text:span text:style-name="Strong_20_Emphasis"><text:span text:style-name="T1">Request-Response Model</text:span></text:span><text:span text:style-name="T1">: This model is essential for synchronous communication, with a focus on how services interact through specified protocols.</text:span></text:p>
        </text:list-item>
        <text:list-item>
          <text:p text:style-name="P33"><text:span text:style-name="Strong_20_Emphasis"><text:span text:style-name="T1">Types of APIs</text:span></text:span><text:span text:style-name="T1">:</text:span></text:p>
          <text:list>
            <text:list-item>
              <text:p text:style-name="P33"><text:span text:style-name="Strong_20_Emphasis"><text:span text:style-name="T1">REST HTTP APIs</text:span></text:span><text:span text:style-name="T1">: Used to expose services from microservices.</text:span></text:p>
            </text:list-item>
            <text:list-item>
              <text:p text:style-name="P33"><text:span text:style-name="Strong_20_Emphasis"><text:span text:style-name="T1">gRPC APIs</text:span></text:span><text:span text:style-name="T1">: Facilitate communication between internal microservices.</text:span></text:p>
            </text:list-item>
            <text:list-item>
              <text:p text:style-name="P33"><text:span text:style-name="Strong_20_Emphasis"><text:span text:style-name="T1">GraphQL APIs</text:span></text:span><text:span text:style-name="T1">: Allow for structured and flexible data retrieval.</text:span></text:p>
            </text:list-item>
            <text:list-item>
              <text:p text:style-name="P33"><text:span text:style-name="Strong_20_Emphasis"><text:span text:style-name="T1">WebSocket APIs</text:span></text:span><text:span text:style-name="T1">: Enable real-time bidirectional communication.</text:span></text:p>
            </text:list-item>
          </text:list>
        </text:list-item>
      </text:list>
      <text:p text:style-name="P24">Overall, the lecture provides a detailed overview of synchronous communication in microservices, covering protocols and best practices for implementation.</text:p>
      <text:p text:style-name="P24"/>
      <text:p text:style-name="P24">The video covers the key concepts of synchronous communication in microservices. Here are the main takeaways:</text:p>
      <text:list text:style-name="L21">
        <text:list-item>
          <text:p text:style-name="P34"><text:span text:style-name="Strong_20_Emphasis"><text:span text:style-name="T1">Definition</text:span></text:span><text:span text:style-name="T1">: Synchronous communication allows a client to send a request to a service and wait for a response. The client’s execution is blocked until the server responds.</text:span></text:p>
        </text:list-item>
        <text:list-item>
          <text:p text:style-name="P34"><text:soft-page-break/><text:span text:style-name="Strong_20_Emphasis"><text:span text:style-name="T1">Protocols Used</text:span></text:span><text:span text:style-name="T1">: Commonly used protocols for synchronous communication include HTTP and gRPC.</text:span></text:p>
        </text:list-item>
        <text:list-item>
          <text:p text:style-name="P34"><text:span text:style-name="Strong_20_Emphasis"><text:span text:style-name="T1">Request-Response Model</text:span></text:span><text:span text:style-name="T1">: This type of communication follows a request-response model where the client is responsible for initiating the call and receiving a response, which then continues processing.</text:span></text:p>
        </text:list-item>
        <text:list-item>
          <text:p text:style-name="P34"><text:span text:style-name="Strong_20_Emphasis"><text:span text:style-name="T1">API Types</text:span></text:span><text:span text:style-name="T1">:</text:span></text:p>
          <text:list>
            <text:list-item>
              <text:p text:style-name="P34"><text:span text:style-name="Strong_20_Emphasis"><text:span text:style-name="T1">REST HTTP APIs</text:span></text:span><text:span text:style-name="T1">: Used to expose services from microservices.</text:span></text:p>
            </text:list-item>
            <text:list-item>
              <text:p text:style-name="P34"><text:span text:style-name="Strong_20_Emphasis"><text:span text:style-name="T1">gRPC APIs</text:span></text:span><text:span text:style-name="T1">: Used for internal communication between microservices.</text:span></text:p>
            </text:list-item>
            <text:list-item>
              <text:p text:style-name="P34"><text:span text:style-name="Strong_20_Emphasis"><text:span text:style-name="T1">GraphQL APIs</text:span></text:span><text:span text:style-name="T1">: Allow flexible data retrieval from microservices.</text:span></text:p>
            </text:list-item>
            <text:list-item>
              <text:p text:style-name="P34"><text:span text:style-name="Strong_20_Emphasis"><text:span text:style-name="T1">WebSocket APIs</text:span></text:span><text:span text:style-name="T1">: Facilitate real-time bidirectional communication.</text:span></text:p>
            </text:list-item>
          </text:list>
        </text:list-item>
        <text:list-item>
          <text:p text:style-name="P34"><text:span text:style-name="Strong_20_Emphasis"><text:span text:style-name="T1">Considerations</text:span></text:span><text:span text:style-name="T1">: While synchronous communication is straightforward, it can lead to performance issues if the service is delayed, as the client must wait until a response is received.</text:span></text:p>
        </text:list-item>
      </text:list>
      <text:p text:style-name="P24">Overall, the lecture emphasizes the components, advantages, and potential downsides of using synchronous communication in microservices architecture</text:p>
      <text:p text:style-name="P24"/>
      <text:p text:style-name="P35">Justify using Clean Architecture by explaining its benefits for protecting complex business logic from external concerns like databases or UI. <text:line-break/>Explain that the Ordering domain is more behavior-centric (with complex rules, state transitions, and invariants) compared to the more data-centric Catalog service, which is why Domain-Driven Design (DDD) is a good fit.<text:line-break/>Describe how the core Domain Layer in Clean Architecture is the perfect place to implement the DDD Aggregates, Entities, and business rules.<text:line-break/>Mention that this layered approach adheres to the Dependency Inversion Principle (DIP), making the core business logic independent of infrastructure details.</text:p>
      <text:h text:style-name="P36" text:outline-level="6"/>
      <text:p text:style-name="P27">Here’s a structured explanation that ties together Clean Architecture, DDD, and the Ordering vs. Catalog contrast:</text:p>
      <text:p text:style-name="P37"/>
      <text:p text:style-name="P24">Clean Architecture is especially valuable when dealing with systems that contain <text:span text:style-name="Strong_20_Emphasis">complex business logic</text:span>. Its primary benefit is that it protects this core logic from being polluted or constrained by external concerns such as databases, APIs, or user interfaces. By enforcing clear boundaries and dependency rules, Clean Architecture ensures that the heart of the application—the <text:span text:style-name="Strong_20_Emphasis">business rules</text:span>—remains stable, testable, and adaptable, even when infrastructure or technology choices change.</text:p>
      <text:p text:style-name="P24">A good example of where this separation becomes crucial is the <text:span text:style-name="Strong_20_Emphasis">Ordering service</text:span>. Unlike the Catalog service, which is mostly <text:span text:style-name="Strong_20_Emphasis">data-centric</text:span> (focusing on CRUD operations around product data), the Ordering domain is <text:span text:style-name="Strong_20_Emphasis">behavior-centric</text:span>. It involves intricate rules, <text:span text:style-name="Strong_20_Emphasis">state transitions</text:span> (e.g., order pending → paid → shipped → canceled), and strict <text:span text:style-name="Strong_20_Emphasis">invariants</text:span> that must always be enforced (such as ensuring payment is processed before shipping). This makes the Ordering service an excellent candidate for <text:span text:style-name="Strong_20_Emphasis">Domain-Driven Design (DDD)</text:span>, since DDD excels at modeling domains with rich behavior, rules, and collaboration between entities.</text:p>
      <text:p text:style-name="P24">Within Clean Architecture, the <text:span text:style-name="Strong_20_Emphasis">Domain Layer</text:span> is the natural home for these DDD concepts:</text:p>
      <text:list text:style-name="L22">
        <text:list-item>
          <text:p text:style-name="P38"><text:span text:style-name="Strong_20_Emphasis">Aggregates</text:span> enforce business invariants and consistency rules.</text:p>
        </text:list-item>
        <text:list-item>
          <text:p text:style-name="P38"><text:span text:style-name="Strong_20_Emphasis">Entities</text:span> capture the state and identity of business objects across lifecycle transitions.</text:p>
        </text:list-item>
        <text:list-item>
          <text:p text:style-name="P38"><text:span text:style-name="Strong_20_Emphasis">Domain services and rules</text:span> encapsulate behaviors that don’t naturally fit inside a single entity.</text:p>
        </text:list-item>
      </text:list>
      <text:p text:style-name="P24">By placing these elements at the center, we ensure that the most critical part of the system—the domain model—remains <text:span text:style-name="Strong_20_Emphasis">pure</text:span> and <text:span text:style-name="Strong_20_Emphasis">independent</text:span> of infrastructure details such as EF Core, messaging systems, or HTTP APIs.</text:p>
      <text:p text:style-name="P24">This design also aligns with the <text:span text:style-name="Strong_20_Emphasis">Dependency Inversion Principle (DIP)</text:span>: higher-level policies (business rules) do not depend on lower-level details (infrastructure, frameworks). Instead, infrastructure depends on abstractions defined in the core domain. As a result, we achieve a flexible, testable system where technology choices can change with minimal impact to the business model.</text:p>
      <text:p text:style-name="P39"/>
      <text:p text:style-name="P35"/>
      <text:p text:style-name="P39">Explain how using MediatR with IRequest and IRequestHandler implements the CQRS pattern by creating separate, focused classes for each command and query.</text:p>
      <text:p text:style-name="P39"/>
      <text:p text:style-name="P39">Describe how MediatR Pipeline Behaviors are used to handle cross-cutting concerns like validation and logging in a clean, non-invasive way.</text:p>
      <text:p text:style-name="P39"/>
      <text:p text:style-name="P39">Explain the purpose of Domain Event Handlers (using INotificationHandler) and how they help to decouple side effects (like sending an email) from the primary command logic.</text:p>
      <text:p text:style-name="P39"/>
      <text:p text:style-name="P39">Differentiate between how Commands (which change state and interact with domain entities) and Queries (which read state, often projecting to DTOs) are structured in this architecture.</text:p>
      <text:p text:style-name="P39"/>
      <text:p text:style-name="P39"/>
      <text:p text:style-name="P40">Here’s a structured explanation that ties the pieces together clearly:</text:p>
      <text:p text:style-name="P39"/>
      <text:p text:style-name="P40">1. MediatR, IRequest / IRequestHandler, and CQRS</text:p>
      <text:p text:style-name="P40"/>
      <text:p text:style-name="P39">CQRS (Command Query Responsibility Segregation) separates reads (queries) from writes (commands) to make code more maintainable and focused.</text:p>
      <text:p text:style-name="P39"/>
      <text:p text:style-name="P40">With MediatR:</text:p>
      <text:p text:style-name="P40"/>
      <text:p text:style-name="P39">A Command or Query is represented as a class that implements IRequest&lt;TResponse&gt; (for queries/commands that return something) or IRequest (for commands that return nothing).</text:p>
      <text:p text:style-name="P39"/>
      <text:p text:style-name="P39">A Handler is a class that implements IRequestHandler&lt;TRequest, TResponse&gt;, containing only the logic for that specific request.</text:p>
      <text:p text:style-name="P39"/>
      <text:p text:style-name="P39">This enforces single responsibility:</text:p>
      <text:p text:style-name="P39"/>
      <text:p text:style-name="P39">Each request has its own dedicated handler.</text:p>
      <text:p text:style-name="P39"/>
      <text:p text:style-name="P39">The application layer avoids bloated service classes with mixed concerns.</text:p>
      <text:p text:style-name="P39"/>
      <text:p text:style-name="P40">Example:</text:p>
      <text:p text:style-name="P40"/>
      <text:p text:style-name="P39">// Command</text:p>
      <text:p text:style-name="P39">public record CreateOrderCommand(string ProductId, int Quantity) : IRequest&lt;Guid&gt;;</text:p>
      <text:p text:style-name="P39"/>
      <text:p text:style-name="P39">// Handler</text:p>
      <text:p text:style-name="P39">public class CreateOrderHandler : IRequestHandler&lt;CreateOrderCommand, Guid&gt;</text:p>
      <text:p text:style-name="P39">{</text:p>
      <text:p text:style-name="P39"><text:s text:c="4"/>private readonly IOrderRepository _repository;</text:p>
      <text:p text:style-name="P39"><text:s text:c="4"/>public CreateOrderHandler(IOrderRepository repository) =&gt; _repository = repository;</text:p>
      <text:p text:style-name="P39"/>
      <text:p text:style-name="P39"><text:s text:c="4"/>public async Task&lt;Guid&gt; Handle(CreateOrderCommand request, CancellationToken ct)</text:p>
      <text:p text:style-name="P39"><text:s text:c="4"/>{</text:p>
      <text:p text:style-name="P39"><text:s text:c="8"/>var order = new Order(request.ProductId, request.Quantity);</text:p>
      <text:p text:style-name="P39"><text:s text:c="8"/>await _repository.AddAsync(order);</text:p>
      <text:p text:style-name="P39"><text:s text:c="8"/>return order.Id;</text:p>
      <text:p text:style-name="P39"><text:s text:c="4"/>}</text:p>
      <text:p text:style-name="P39">}</text:p>
      <text:p text:style-name="P39"><text:soft-page-break/></text:p>
      <text:p text:style-name="P39">Here, the command and its handler are self-contained, perfectly illustrating CQRS.</text:p>
      <text:p text:style-name="P39"/>
      <text:p text:style-name="P39"/>
      <text:p text:style-name="P40">2. MediatR Pipeline Behaviors (Cross-Cutting Concerns)</text:p>
      <text:p text:style-name="P39"/>
      <text:p text:style-name="P39">Pipeline Behaviors are like middleware around MediatR requests.</text:p>
      <text:p text:style-name="P39"/>
      <text:p text:style-name="P39">They let you run logic before and after a handler without polluting handler code.</text:p>
      <text:p text:style-name="P39"/>
      <text:p text:style-name="P39">This supports cross-cutting concerns in a clean, non-invasive way:</text:p>
      <text:p text:style-name="P39"/>
      <text:p text:style-name="P39">Validation (e.g., run FluentValidation before executing command handler).</text:p>
      <text:p text:style-name="P39"/>
      <text:p text:style-name="P39">Logging / Tracing (log start/end of requests).</text:p>
      <text:p text:style-name="P39"/>
      <text:p text:style-name="P39">Performance Monitoring (measure execution time).</text:p>
      <text:p text:style-name="P39"/>
      <text:p text:style-name="P39">Caching (cache results for queries).</text:p>
      <text:p text:style-name="P39"/>
      <text:p text:style-name="P40">Example:</text:p>
      <text:p text:style-name="P40"/>
      <text:p text:style-name="P39">public class LoggingBehavior&lt;TRequest, TResponse&gt; </text:p>
      <text:p text:style-name="P39"><text:s text:c="4"/>: IPipelineBehavior&lt;TRequest, TResponse&gt;</text:p>
      <text:p text:style-name="P39">{</text:p>
      <text:p text:style-name="P39"><text:s text:c="4"/>private readonly ILogger&lt;LoggingBehavior&lt;TRequest,TResponse&gt;&gt; _logger;</text:p>
      <text:p text:style-name="P39"/>
      <text:p text:style-name="P39"><text:s text:c="4"/>public LoggingBehavior(ILogger&lt;LoggingBehavior&lt;TRequest, TResponse&gt;&gt; logger)</text:p>
      <text:p text:style-name="P39"><text:s text:c="8"/>=&gt; _logger = logger;</text:p>
      <text:p text:style-name="P39"/>
      <text:p text:style-name="P39"><text:s text:c="4"/>public async Task&lt;TResponse&gt; Handle(</text:p>
      <text:p text:style-name="P39"><text:s text:c="8"/>TRequest request, </text:p>
      <text:p text:style-name="P39"><text:s text:c="8"/>RequestHandlerDelegate&lt;TResponse&gt; next, </text:p>
      <text:p text:style-name="P39"><text:s text:c="8"/>CancellationToken cancellationToken)</text:p>
      <text:p text:style-name="P39"><text:s text:c="4"/>{</text:p>
      <text:p text:style-name="P39"><text:s text:c="8"/>_logger.LogInformation("Handling {RequestName}", typeof(TRequest).Name);</text:p>
      <text:p text:style-name="P39"><text:s text:c="8"/>var response = await next(); // call next in pipeline</text:p>
      <text:p text:style-name="P39"><text:s text:c="8"/>_logger.LogInformation("Handled {RequestName}", typeof(TRequest).Name);</text:p>
      <text:p text:style-name="P39"><text:s text:c="8"/>return response;</text:p>
      <text:p text:style-name="P39"><text:s text:c="4"/>}</text:p>
      <text:p text:style-name="P39">}</text:p>
      <text:p text:style-name="P39">This keeps handlers focused only on business logic.</text:p>
      <text:p text:style-name="P39"/>
      <text:p text:style-name="P39"/>
      <text:p text:style-name="P40">3. Domain Events and INotificationHandler</text:p>
      <text:p text:style-name="P39"/>
      <text:p text:style-name="P39">Sometimes executing a command should trigger side effects (send an email, publish a message, update an external system).</text:p>
      <text:p text:style-name="P39"/>
      <text:p text:style-name="P39">Instead of putting those concerns in the handler (making it messy and tightly coupled), we raise a Domain Event.</text:p>
      <text:p text:style-name="P39"/>
      <text:p text:style-name="P39">MediatR models these as INotification. Handlers of type INotificationHandler&lt;TNotification&gt; respond asynchronously.</text:p>
      <text:p text:style-name="P39"><text:soft-page-break/></text:p>
      <text:p text:style-name="P40">Example:</text:p>
      <text:p text:style-name="P40"/>
      <text:p text:style-name="P39">// Domain Event</text:p>
      <text:p text:style-name="P39">public record OrderCreatedEvent(Guid OrderId) : INotification;</text:p>
      <text:p text:style-name="P39"/>
      <text:p text:style-name="P39">// Domain Event Handler</text:p>
      <text:p text:style-name="P39">public class SendEmailOnOrderCreated : INotificationHandler&lt;OrderCreatedEvent&gt;</text:p>
      <text:p text:style-name="P39">{</text:p>
      <text:p text:style-name="P39"><text:s text:c="4"/>private readonly IEmailService _email;</text:p>
      <text:p text:style-name="P39"><text:s text:c="4"/>public SendEmailOnOrderCreated(IEmailService email) =&gt; _email = email;</text:p>
      <text:p text:style-name="P39"/>
      <text:p text:style-name="P39"><text:s text:c="4"/>public Task Handle(OrderCreatedEvent notification, CancellationToken ct)</text:p>
      <text:p text:style-name="P39"><text:s text:c="8"/>=&gt; _email.SendAsync("customer@example.com", </text:p>
      <text:p text:style-name="P39"><text:s text:c="28"/>$"Order {notification.OrderId} created!");</text:p>
      <text:p text:style-name="P39">}</text:p>
      <text:p text:style-name="P40">Now:</text:p>
      <text:p text:style-name="P39"/>
      <text:p text:style-name="P39">The command handler only persists the new order and raises OrderCreatedEvent.</text:p>
      <text:p text:style-name="P39"/>
      <text:p text:style-name="P39">Email sending is decoupled, and more handlers can react to the event independently.</text:p>
      <text:p text:style-name="P39"/>
      <text:p text:style-name="P39"/>
      <text:p text:style-name="P40">4. Commands vs Queries in This Architecture</text:p>
      <text:p text:style-name="P39"/>
      <text:p text:style-name="P39">Commands:</text:p>
      <text:p text:style-name="P39"/>
      <text:p text:style-name="P39">Change state (create, update, delete).</text:p>
      <text:p text:style-name="P39"/>
      <text:p text:style-name="P39">Interact with domain entities and enforce business rules.</text:p>
      <text:p text:style-name="P39"/>
      <text:p text:style-name="P39">Often return nothing or a simple identifier.</text:p>
      <text:p text:style-name="P39"/>
      <text:p text:style-name="P39">Example: CreateOrderCommand, CancelBookingCommand.</text:p>
      <text:p text:style-name="P39"/>
      <text:p text:style-name="P39">Queries:</text:p>
      <text:p text:style-name="P39"/>
      <text:p text:style-name="P39">Do not change state—only read.</text:p>
      <text:p text:style-name="P39"/>
      <text:p text:style-name="P39">Often bypass the domain and use optimized data access (e.g., read models, projections, DTOs).</text:p>
      <text:p text:style-name="P39"/>
      <text:p text:style-name="P39">Return DTOs or collections for presentation.</text:p>
      <text:p text:style-name="P39"/>
      <text:p text:style-name="P39">Example: GetOrdersByCustomerQuery, GetProductDetailsQuery.</text:p>
      <text:p text:style-name="P39"/>
      <text:p text:style-name="P39">Example Query:</text:p>
      <text:p text:style-name="P39"/>
      <text:p text:style-name="P39">public record GetOrdersByCustomerQuery(Guid CustomerId) : IRequest&lt;List&lt;OrderDto&gt;&gt;;</text:p>
      <text:p text:style-name="P39"/>
      <text:p text:style-name="P39">public class GetOrdersByCustomerHandler </text:p>
      <text:p text:style-name="P39"><text:s text:c="4"/>: IRequestHandler&lt;GetOrdersByCustomerQuery, List&lt;OrderDto&gt;&gt;</text:p>
      <text:p text:style-name="P39">{</text:p>
      <text:p text:style-name="P39"><text:s text:c="4"/>private readonly DbContext _db;</text:p>
      <text:p text:style-name="P39"><text:soft-page-break/><text:s text:c="4"/>public GetOrdersByCustomerHandler(DbContext db) =&gt; _db = db;</text:p>
      <text:p text:style-name="P39"/>
      <text:p text:style-name="P39"><text:s text:c="4"/>public async Task&lt;List&lt;OrderDto&gt;&gt; Handle(</text:p>
      <text:p text:style-name="P39"><text:s text:c="8"/>GetOrdersByCustomerQuery request, </text:p>
      <text:p text:style-name="P39"><text:s text:c="8"/>CancellationToken ct)</text:p>
      <text:p text:style-name="P39"><text:s text:c="4"/>{</text:p>
      <text:p text:style-name="P39"><text:s text:c="8"/>return await _db.Orders</text:p>
      <text:p text:style-name="P39"><text:s text:c="24"/>.Where(o =&gt; o.CustomerId == request.CustomerId)</text:p>
      <text:p text:style-name="P39"><text:s text:c="24"/>.Select(o =&gt; new OrderDto(o.Id, o.ProductId, o.Quantity))</text:p>
      <text:p text:style-name="P39"><text:s text:c="24"/>.ToListAsync(ct);</text:p>
      <text:p text:style-name="P39"><text:s text:c="4"/>}</text:p>
      <text:p text:style-name="P39">}</text:p>
      <text:p text:style-name="P39">Here, the query handler projects directly to DTOs for efficient reads.</text:p>
      <text:p text:style-name="P39"/>
      <text:p text:style-name="P40">Summary:</text:p>
      <text:p text:style-name="P39"/>
      <text:p text:style-name="P39">MediatR enforces CQRS by structuring commands and queries into distinct request/handler pairs.</text:p>
      <text:p text:style-name="P39"/>
      <text:p text:style-name="P39">Pipeline Behaviors handle cross-cutting concerns (validation, logging, caching) without bloating handlers.</text:p>
      <text:p text:style-name="P39"/>
      <text:p text:style-name="P39">Domain Events (via INotificationHandler) decouple side effects from primary logic.</text:p>
      <text:p text:style-name="P39"/>
      <text:p text:style-name="P39">Commands change state and enforce business rules; Queries read state and project results.</text:p>
      <text:p text:style-name="P39"/>
      <text:p text:style-name="P35">Propose using asynchronous, event-driven communication with a Message Broker (specifically mentioning RabbitMQ) to decouple the Basket and Ordering services. Explain the Publish/Subscribe pattern for this scenario: the Basket.API publishes a BasketCheckoutEvent, and the Ordering.API subscribes to it. Justify the choice by highlighting key benefits like improved resilience (the checkout can be accepted even if the Ordering.API is temporarily slow) and a better user experience (the user gets a fast response). Recommend using a library like MassTransit to simplify the implementation of messaging in .NET. Acknowledge the Dual Write Problem that this asynchronous approach introduces and mention the Transactional Outbox pattern as the solution.</text:p>
      <text:h text:style-name="P36" text:outline-level="6"/>
      <text:p text:style-name="P27">Here’s a structured way to present your proposal:</text:p>
      <text:p text:style-name="P2"/>
      <text:p text:style-name="P24"><text:span text:style-name="Strong_20_Emphasis">Proposal: Decoupling Basket and Ordering Services with Event-Driven Communication</text:span></text:p>
      <text:p text:style-name="P24">To improve scalability, resilience, and user experience in our system, I recommend adopting an <text:span text:style-name="Strong_20_Emphasis">asynchronous, event-driven architecture</text:span> using a <text:span text:style-name="Strong_20_Emphasis">Message Broker</text:span>, specifically <text:span text:style-name="Strong_20_Emphasis">RabbitMQ</text:span>, to decouple the Basket and Ordering services.</text:p>
      <text:h text:style-name="P4" text:outline-level="3">1. Using the Publish/Subscribe Pattern</text:h>
      <text:p text:style-name="P24">In this scenario, we can leverage the <text:span text:style-name="Strong_20_Emphasis">Publish/Subscribe (Pub/Sub) pattern</text:span>:</text:p>
      <text:list text:style-name="L23">
        <text:list-item>
          <text:p text:style-name="P41"><text:span text:style-name="Strong_20_Emphasis">Publisher:</text:span> <text:span text:style-name="Source_20_Text">Basket.API</text:span><text:line-break/>When a user checks out their basket, <text:span text:style-name="Source_20_Text">Basket.API</text:span> publishes a <text:span text:style-name="Strong_20_Emphasis"><text:span text:style-name="Source_20_Text">BasketCheckoutEvent</text:span></text:span> to RabbitMQ.</text:p>
        </text:list-item>
        <text:list-item>
          <text:p text:style-name="P41"><text:span text:style-name="Strong_20_Emphasis">Subscriber:</text:span> <text:span text:style-name="Source_20_Text">Ordering.API</text:span><text:line-break/><text:span text:style-name="Source_20_Text">Ordering.API</text:span> subscribes to the <text:span text:style-name="Source_20_Text">BasketCheckoutEvent</text:span>. Upon receiving the event, it creates an order in the system.</text:p>
        </text:list-item>
      </text:list>
      <text:p text:style-name="P24">This approach ensures that the services communicate <text:span text:style-name="Strong_20_Emphasis">indirectly through messages</text:span> rather than direct HTTP calls, allowing each service to operate independently.</text:p>
      <text:h text:style-name="P4" text:outline-level="3">2. Key Benefits</text:h>
      <text:list text:style-name="L24">
        <text:list-item>
          <text:p text:style-name="P42"><text:span text:style-name="Strong_20_Emphasis">Improved Resilience:</text:span><text:line-break/>If <text:span text:style-name="Source_20_Text">Ordering.API</text:span> is temporarily slow or unavailable, the checkout process is not blocked. The message remains in RabbitMQ until the subscriber processes it, ensuring eventual consistency.</text:p>
        </text:list-item>
        <text:list-item>
          <text:p text:style-name="P42"><text:span text:style-name="Strong_20_Emphasis">Enhanced User Experience:</text:span><text:line-break/>Users receive a <text:span text:style-name="Strong_20_Emphasis">fast response</text:span> when checking out their basket since <text:span text:style-name="Source_20_Text">Basket.API</text:span> doesn’t need to wait for <text:span text:style-name="Source_20_Text">Ordering.API</text:span> to finish processing the order.</text:p>
        </text:list-item>
        <text:list-item>
          <text:p text:style-name="P42"><text:span text:style-name="Strong_20_Emphasis">Loose Coupling:</text:span><text:line-break/>Basket and Ordering services can evolve independently without introducing tight interdependencies, improving maintainability and scalability.</text:p>
        </text:list-item>
      </text:list>
      <text:h text:style-name="P4" text:outline-level="3">3. Simplifying Messaging with MassTransit</text:h>
      <text:p text:style-name="P24">To implement this pattern in .NET efficiently, we recommend using <text:span text:style-name="Strong_20_Emphasis">MassTransit</text:span>, a robust messaging library that integrates seamlessly with RabbitMQ. MassTransit handles common concerns such as:</text:p>
      <text:list text:style-name="L25">
        <text:list-item>
          <text:p text:style-name="P43"><text:soft-page-break/>Connection management to RabbitMQ</text:p>
        </text:list-item>
        <text:list-item>
          <text:p text:style-name="P43">Message serialization/deserialization</text:p>
        </text:list-item>
        <text:list-item>
          <text:p text:style-name="P43">Retry policies and error handling</text:p>
        </text:list-item>
        <text:list-item>
          <text:p text:style-name="P43">Consumer registration and message routing</text:p>
        </text:list-item>
      </text:list>
      <text:p text:style-name="P24">This allows us to focus on <text:span text:style-name="Strong_20_Emphasis">business logic</text:span> rather than the low-level messaging plumbing.</text:p>
      <text:h text:style-name="P4" text:outline-level="3">4. Handling the Dual Write Problem</text:h>
      <text:p text:style-name="P24">Introducing asynchronous communication can lead to the <text:span text:style-name="Strong_20_Emphasis">Dual Write Problem</text:span>, where writing to the database and publishing an event are two separate operations that can fail independently, potentially causing inconsistency.</text:p>
      <text:list text:style-name="L26">
        <text:list-item>
          <text:p text:style-name="P44"><text:span text:style-name="Strong_20_Emphasis">Solution:</text:span> Use the <text:span text:style-name="Strong_20_Emphasis">Transactional Outbox pattern</text:span>.<text:line-break/>With this pattern, <text:span text:style-name="Source_20_Text">Basket.API</text:span> writes the checkout data and the <text:span text:style-name="Source_20_Text">BasketCheckoutEvent</text:span> into a local outbox table <text:span text:style-name="Strong_20_Emphasis">within the same database transaction</text:span>. A separate background process reads from the outbox and publishes events to RabbitMQ. This ensures <text:span text:style-name="Strong_20_Emphasis">atomicity</text:span> between database writes and event publishing.</text:p>
        </text:list-item>
      </text:list>
      <text:p text:style-name="P2"/>
      <text:p text:style-name="P24"><text:span text:style-name="Strong_20_Emphasis">Summary:</text:span></text:p>
      <text:p text:style-name="P24">By adopting <text:span text:style-name="Strong_20_Emphasis">asynchronous, event-driven messaging with RabbitMQ</text:span>, leveraging the <text:span text:style-name="Strong_20_Emphasis">Pub/Sub pattern</text:span>, and using <text:span text:style-name="Strong_20_Emphasis">MassTransit</text:span>, we achieve:</text:p>
      <text:list text:style-name="L27">
        <text:list-item>
          <text:p text:style-name="P45">Decoupled services</text:p>
        </text:list-item>
        <text:list-item>
          <text:p text:style-name="P45">Improved resilience</text:p>
        </text:list-item>
        <text:list-item>
          <text:p text:style-name="P45">Faster user interactions</text:p>
        </text:list-item>
        <text:list-item>
          <text:p text:style-name="P45">Safe handling of eventual consistency via the <text:span text:style-name="Strong_20_Emphasis">Transactional Outbox</text:span></text:p>
        </text:list-item>
      </text:list>
      <text:p text:style-name="P24">This approach prepares our system to <text:span text:style-name="Strong_20_Emphasis">scale reliably</text:span> and provide a <text:span text:style-name="Strong_20_Emphasis">smooth user experience</text:span> during checkout.</text:p>
      <text:p text:style-name="P39"/>
      <text:p text:style-name="P35">Propose using the API Gateway pattern as the solution to provide a single entry point for all client applications. Explain that the gateway would implement the Gateway Routing pattern to direct incoming requests to the correct downstream microservice (e.g., /api/products goes to Catalog.API). Recommend YARP (Yet Another Reverse Proxy) as the specific technology, justifying it as a highly configurable and extensible choice that integrates well with ASP.NET Core. Mention that the API Gateway is the ideal place to implement cross-cutting concerns, specifically naming Rate Limiting as an example. Briefly introduce the BFF (Backend for Frontends) pattern as a potential future evolution if the web and mobile client needs diverge significantly.</text:p>
      <text:p text:style-name="P24"/>
      <text:p text:style-name="P24">A suitable solution to provide a <text:span text:style-name="Strong_20_Emphasis">single entry point for all client applications</text:span> is to implement the <text:span text:style-name="Strong_20_Emphasis">API Gateway pattern</text:span>.</text:p>
      <text:p text:style-name="P24">The <text:span text:style-name="Strong_20_Emphasis">API Gateway</text:span> acts as a unified access point through which all client requests—such as those from web, mobile, or external systems—are routed. This setup simplifies client interactions by hiding the internal structure of the microservices and enabling centralized control of incoming traffic.</text:p>
      <text:p text:style-name="P24">To handle routing, the gateway should implement the <text:span text:style-name="Strong_20_Emphasis">Gateway Routing pattern</text:span>, which directs each incoming request to the correct downstream microservice based on the request path. For instance:</text:p>
      <text:list text:style-name="L28">
        <text:list-item>
          <text:p text:style-name="P46">Requests to <text:span text:style-name="Source_20_Text">/api/products</text:span> are routed to <text:span text:style-name="Strong_20_Emphasis">Catalog.API</text:span></text:p>
        </text:list-item>
        <text:list-item>
          <text:p text:style-name="P46">Requests to <text:span text:style-name="Source_20_Text">/api/basket</text:span> are routed to <text:span text:style-name="Strong_20_Emphasis">Basket.API</text:span></text:p>
        </text:list-item>
        <text:list-item>
          <text:p text:style-name="P46">Requests to <text:span text:style-name="Source_20_Text">/api/orders</text:span> are routed to <text:span text:style-name="Strong_20_Emphasis">Ordering.API</text:span></text:p>
        </text:list-item>
      </text:list>
      <text:p text:style-name="P24">For the specific technology, <text:span text:style-name="Strong_20_Emphasis">YARP (Yet Another Reverse Proxy)</text:span> is highly recommended. YARP is a modern, open-source reverse proxy developed by Microsoft and fully integrated with <text:span text:style-name="Strong_20_Emphasis">ASP.NET Core</text:span>. It is <text:span text:style-name="Strong_20_Emphasis">highly configurable</text:span>, <text:span text:style-name="Strong_20_Emphasis">extensible</text:span>, and supports advanced routing, load balancing, and resilience features out of the box. Because it’s built on the same middleware pipeline as ASP.NET Core, it allows seamless integration with existing authentication, logging, and configuration systems.</text:p>
      <text:p text:style-name="P24">The <text:span text:style-name="Strong_20_Emphasis">API Gateway</text:span> also serves as the ideal place to implement <text:span text:style-name="Strong_20_Emphasis">cross-cutting concerns</text:span> that apply to multiple services, such as:</text:p>
      <text:list text:style-name="L29">
        <text:list-item>
          <text:p text:style-name="P47"><text:span text:style-name="Strong_20_Emphasis">Rate Limiting</text:span> (to protect downstream services from excessive traffic)</text:p>
        </text:list-item>
        <text:list-item>
          <text:p text:style-name="P47">Authentication and authorization</text:p>
        </text:list-item>
        <text:list-item>
          <text:p text:style-name="P47">Logging and monitoring</text:p>
        </text:list-item>
        <text:list-item>
          <text:p text:style-name="P47">Request/response transformation</text:p>
        </text:list-item>
      </text:list>
      <text:p text:style-name="P24">Finally, as the system evolves, if the <text:span text:style-name="Strong_20_Emphasis">web and mobile clients</text:span> begin to have distinct needs (e.g., different response shapes or performance requirements), the architecture can naturally evolve toward the <text:span text:style-name="Strong_20_Emphasis">BFF (Backend for Frontends)</text:span> pattern. In this model, separate gateways or backend layers are created for each client type to better tailor the API experience while still maintaining the API Gateway as the overall entry point.</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17:55:51.444570200</meta:creation-date>
    <dc:date>2025-10-11T09:48:20.450862500</dc:date>
    <meta:editing-duration>PT16M52S</meta:editing-duration>
    <meta:editing-cycles>10</meta:editing-cycles>
    <meta:generator>LibreOffice/25.2.5.2$Windows_X86_64 LibreOffice_project/03d19516eb2e1dd5d4ccd751a0d6f35f35e08022</meta:generator>
    <meta:document-statistic meta:table-count="0" meta:image-count="0" meta:object-count="0" meta:page-count="17" meta:paragraph-count="302" meta:word-count="4567" meta:character-count="33244" meta:non-whitespace-character-count="28801"/>
  </office:meta>
</office:document-meta>
</file>